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Labels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1" text:anchor-type="as-char" svg:width="7.001cm" svg:height="3.709cm" draw:z-index="0"><draw:text-box><text:p text:style-name="Standard"/></draw:text-box></draw:frame><draw:frame draw:style-name="fr1" draw:name="Rahmen2" text:anchor-type="as-char" svg:width="7.001cm" svg:height="3.709cm" draw:z-index="1"><draw:text-box><text:p text:style-name="Standard"/></draw:text-box></draw:frame><draw:frame draw:style-name="fr1" draw:name="Rahmen3" text:anchor-type="as-char" svg:width="7.001cm" svg:height="3.709cm" draw:z-index="2"><draw:text-box><text:p text:style-name="Standard"/></draw:text-box></draw:frame></text:p>
      <text:p text:style-name="P1"><draw:frame draw:style-name="fr1" draw:name="Rahmen4" text:anchor-type="as-char" svg:width="7.001cm" svg:height="3.709cm" draw:z-index="3"><draw:text-box><text:p text:style-name="Standard"/></draw:text-box></draw:frame><draw:frame draw:style-name="fr1" draw:name="Rahmen5" text:anchor-type="as-char" svg:width="7.001cm" svg:height="3.709cm" draw:z-index="4"><draw:text-box><text:p text:style-name="Standard"/></draw:text-box></draw:frame><draw:frame draw:style-name="fr1" draw:name="Rahmen6" text:anchor-type="as-char" svg:width="7.001cm" svg:height="3.709cm" draw:z-index="5"><draw:text-box><text:p text:style-name="Standard"/></draw:text-box></draw:frame></text:p>
      <text:p text:style-name="P1"><draw:frame draw:style-name="fr1" draw:name="Rahmen7" text:anchor-type="as-char" svg:width="7.001cm" svg:height="3.709cm" draw:z-index="6"><draw:text-box><text:p text:style-name="Standard"/></draw:text-box></draw:frame><draw:frame draw:style-name="fr1" draw:name="Rahmen8" text:anchor-type="as-char" svg:width="7.001cm" svg:height="3.709cm" draw:z-index="7"><draw:text-box><text:p text:style-name="Standard"/></draw:text-box></draw:frame><draw:frame draw:style-name="fr1" draw:name="Rahmen9" text:anchor-type="as-char" svg:width="7.001cm" svg:height="3.709cm" draw:z-index="8"><draw:text-box><text:p text:style-name="Standard"/></draw:text-box></draw:frame></text:p>
      <text:p text:style-name="P1"><draw:frame draw:style-name="fr1" draw:name="Rahmen10" text:anchor-type="as-char" svg:width="7.001cm" svg:height="3.709cm" draw:z-index="9"><draw:text-box><text:p text:style-name="Standard"/></draw:text-box></draw:frame><draw:frame draw:style-name="fr1" draw:name="Rahmen11" text:anchor-type="as-char" svg:width="7.001cm" svg:height="3.709cm" draw:z-index="10"><draw:text-box><text:p text:style-name="Standard"/></draw:text-box></draw:frame><draw:frame draw:style-name="fr1" draw:name="Rahmen12" text:anchor-type="as-char" svg:width="7.001cm" svg:height="3.709cm" draw:z-index="11"><draw:text-box><text:p text:style-name="Standard"/></draw:text-box></draw:frame></text:p>
      <text:p text:style-name="P1"><draw:frame draw:style-name="fr1" draw:name="Rahmen13" text:anchor-type="as-char" svg:width="7.001cm" svg:height="3.709cm" draw:z-index="12"><draw:text-box><text:p text:style-name="Standard"/></draw:text-box></draw:frame><draw:frame draw:style-name="fr1" draw:name="Rahmen14" text:anchor-type="as-char" svg:width="7.001cm" svg:height="3.709cm" draw:z-index="13"><draw:text-box><text:p text:style-name="Standard"/></draw:text-box></draw:frame><draw:frame draw:style-name="fr1" draw:name="Rahmen15" text:anchor-type="as-char" svg:width="7.001cm" svg:height="3.709cm" draw:z-index="14"><draw:text-box><text:p text:style-name="Standard"/></draw:text-box></draw:frame></text:p>
      <text:p text:style-name="P1"><draw:frame draw:style-name="fr1" draw:name="Rahmen16" text:anchor-type="as-char" svg:width="7.001cm" svg:height="3.709cm" draw:z-index="15"><draw:text-box><text:p text:style-name="Standard"/></draw:text-box></draw:frame><draw:frame draw:style-name="fr1" draw:name="Rahmen17" text:anchor-type="as-char" svg:width="7.001cm" svg:height="3.709cm" draw:z-index="16"><draw:text-box><text:p text:style-name="Standard"/></draw:text-box></draw:frame><draw:frame draw:style-name="fr1" draw:name="Rahmen18" text:anchor-type="as-char" svg:width="7.001cm" svg:height="3.709cm" draw:z-index="17"><draw:text-box><text:p text:style-name="Standard"/></draw:text-box></draw:frame></text:p>
      <text:p text:style-name="P1"><draw:frame draw:style-name="fr1" draw:name="Rahmen19" text:anchor-type="as-char" svg:width="7.001cm" svg:height="3.709cm" draw:z-index="18"><draw:text-box><text:p text:style-name="Standard"/></draw:text-box></draw:frame><draw:frame draw:style-name="fr1" draw:name="Rahmen20" text:anchor-type="as-char" svg:width="7.001cm" svg:height="3.709cm" draw:z-index="19"><draw:text-box><text:p text:style-name="Standard"/></draw:text-box></draw:frame><draw:frame draw:style-name="fr1" draw:name="Rahmen21" text:anchor-type="as-char" svg:width="7.001cm" svg:height="3.709cm" draw:z-index="20"><draw:text-box><text:p text:style-name="Standard"/></draw:text-box></draw:frame></text:p>
      <text:p text:style-name="P1"><draw:frame draw:style-name="fr1" draw:name="Rahmen22" text:anchor-type="as-char" svg:width="7.001cm" svg:height="3.709cm" draw:z-index="21"><draw:text-box><text:p text:style-name="Standard"/></draw:text-box></draw:frame><draw:frame draw:style-name="fr1" draw:name="Rahmen23" text:anchor-type="as-char" svg:width="7.001cm" svg:height="3.709cm" draw:z-index="22"><draw:text-box><text:p text:style-name="Standard"/></draw:text-box></draw:frame><draw:frame draw:style-name="fr1" draw:name="Rahmen24" text:anchor-type="as-char" svg:width="7.001cm" svg:height="3.709cm" draw:z-index="23"><draw:text-box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18cm" fo:margin-right="0.318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7.001cm" svg:height="3.709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43cm" fo:page-height="29.716cm" style:num-format="" style:paper-tray-name="Automatisch auswählen" style:print-orientation="portrait" fo:margin-top="0cm" fo:margin-bottom="0.019cm" fo:margin-left="0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30T16:44:48.92</meta:creation-date>
    <meta:document-statistic meta:table-count="0" meta:image-count="0" meta:object-count="0" meta:page-count="1" meta:paragraph-count="8" meta:word-count="0" meta:character-count="24"/>
    <dc:date>2011-04-30T16:45:24.18</dc:date>
    <meta:editing-duration>PT00H00M35S</meta:editing-duration>
    <meta:editing-cycles>1</meta:editing-cycles>
    <meta:generator>OpenOffice.org/3.2$Win32 OpenOffice.org_project/320m18$Build-9502</meta:generator>
  </office:meta>
</office:document-meta>
</file>